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4EB000004C35F50600558781AC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shadow="hidden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4.303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6" style:family="graphic" style:parent-style-name="standard">
      <style:graphic-properties draw:stroke="none" draw:fill="solid" draw:fill-color="#ffcc66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638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428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9" style:family="graphic" style:parent-style-name="Arrow_20_Line" style:list-style-name="L1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draw:fill="none" fo:min-height="0.32cm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 style:list-style-name="L1">
      <style:graphic-properties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/>
      <style:paragraph-properties style:writing-mode="lr-tb"/>
    </style:style>
    <style:style style:name="gr24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2a6099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26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31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32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33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34" style:family="graphic" style:parent-style-name="standard">
      <style:graphic-properties draw:stroke="none" draw:fill="solid" draw:fill-color="#bbe33d" draw:textarea-vertical-align="middle" draw:shadow="hidden"/>
      <style:paragraph-properties style:writing-mode="lr-tb"/>
    </style:style>
    <style:style style:name="gr35" style:family="graphic" style:parent-style-name="Arrow_20_Line" style:list-style-name="L1">
      <style:graphic-properties draw:textarea-vertical-align="middle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37" style:family="graphic" style:parent-style-name="Arrow_20_Line" style:list-style-name="L1">
      <style:graphic-properties draw:textarea-vertical-align="middle"/>
      <style:paragraph-properties style:writing-mode="lr-tb"/>
    </style:style>
    <style:style style:name="gr38" style:family="graphic" style:parent-style-name="Arrow_20_Line" style:list-style-name="L1">
      <style:graphic-properties draw:textarea-vertical-align="middle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/>
      <style:paragraph-properties style:writing-mode="lr-tb"/>
    </style:style>
    <style:style style:name="gr40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  <style:paragraph-properties style:writing-mode="lr-tb"/>
    </style:style>
    <style:style style:name="gr42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43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44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="none"/>
      <style:text-properties fo:language="en" fo:country="CA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ffffff"/>
      <style:text-properties fo:language="en" fo:country="CA"/>
    </style:style>
    <style:style style:name="P5" style:family="paragraph">
      <loext:graphic-properties draw:fill="solid" draw:fill-color="#ffcc66"/>
      <style:text-properties fo:language="en" fo:country="CA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language="en" fo:country="CA"/>
    </style:style>
    <style:style style:name="P8" style:family="paragraph">
      <loext:graphic-properties draw:fill="none" draw:fill-color="#ffffff"/>
      <style:text-properties fo:language="en" fo:country="CA"/>
    </style:style>
    <style:style style:name="P9" style:family="paragraph">
      <style:paragraph-properties fo:margin-left="0cm" fo:margin-right="0cm" fo:margin-top="0cm" fo:margin-bottom="0cm" fo:line-height="12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/>
    </style:style>
    <style:style style:name="P14" style:family="paragraph">
      <loext:graphic-properties draw:fill="solid" draw:fill-color="#ffffff"/>
      <style:paragraph-properties fo:text-align="center"/>
      <style:text-properties fo:language="en" fo:country="CA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19" style:family="paragraph">
      <loext:graphic-properties draw:fill="none" draw:fill-color="#2a6099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4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5" style:family="paragraph">
      <loext:graphic-properties draw:fill="solid" draw:fill-color="#bbe33d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Arial1" fo:font-size="9pt" fo:language="en" fo:country="CA" style:font-name-asian="Arial1" style:font-size-asian="9pt" style:font-name-complex="Arial1" style:font-size-complex="9pt"/>
    </style:style>
    <style:style style:name="T2" style:family="text">
      <style:text-properties fo:color="#000000" loext:opacity="100%" style:font-name="Arial1" fo:font-size="7pt" fo:language="en" fo:country="CA" style:font-name-asian="Arial1" style:font-size-asian="7pt" style:font-name-complex="Arial1" style:font-size-complex="7pt"/>
    </style:style>
    <style:style style:name="T3" style:family="text">
      <style:text-properties fo:color="#000000" loext:opacity="100%" style:font-name="Arial1" fo:font-size="7pt" fo:language="en" fo:country="CA" fo:font-weight="normal" style:font-name-asian="Arial1" style:font-size-asian="7pt" style:font-weight-asian="normal" style:font-name-complex="Arial1" style:font-size-complex="7pt" style:font-weight-complex="normal"/>
    </style:style>
    <style:style style:name="T4" style:family="text">
      <style:text-properties fo:color="#3366ff" loext:opacity="100%" style:font-name="Arial1" fo:font-size="7pt" fo:language="en" fo:country="CA" style:font-name-asian="Arial1" style:font-size-asian="7pt" style:font-name-complex="Arial1" style:font-size-complex="7pt"/>
    </style:style>
    <style:style style:name="T5" style:family="text">
      <style:text-properties fo:color="#ffffff" loext:opacity="100%" style:font-name="Arial1" fo:font-size="9pt" fo:language="en" fo:country="CA" fo:font-weight="bold" style:font-name-asian="Arial1" style:font-size-asian="9pt" style:font-weight-asian="bold" style:font-name-complex="Arial1" style:font-size-complex="9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Arial1" fo:font-size="7pt" fo:language="en" fo:country="CA" fo:text-shadow="none" fo:font-weight="normal" style:font-name-asian="Arial1" style:font-size-asian="7pt" style:font-weight-asian="normal" style:font-name-complex="Arial1" style:font-size-complex="7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 gymnases" draw:style-name="dp1" draw:master-page-name="Default">
        <draw:frame draw:style-name="gr1" draw:text-style-name="P1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2" draw:text-style-name="P2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5.055cm" svg:y="4.193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7.378cm" svg:y="11.0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1.5707963267949) translate (7.397cm 11.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  <draw:polygon draw:style-name="gr5" draw:text-style-name="P1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</draw:g>
        <draw:frame draw:style-name="gr1" draw:text-style-name="P1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" draw:text-style-name="P5" draw:layer="layout" svg:width="1.999cm" svg:height="1.999cm" svg:x="6.604cm" svg:y="5.756cm" svg:viewBox="0 0 2000 2000" draw:points="0,2000 2000,2000 2000,0 0,0">
            <text:p/>
          </draw:polygon>
          <draw:polygon draw:style-name="gr5" draw:text-style-name="P1" draw:layer="layout" svg:width="1.999cm" svg:height="1.999cm" svg:x="6.604cm" svg:y="5.756cm" svg:viewBox="0 0 2000 2000" draw:points="0,2000 2000,2000 2000,0 0,0">
            <text:p/>
          </draw:polygon>
        </draw:g>
        <draw:frame draw:style-name="gr7" draw:text-style-name="P7" draw:layer="layout" svg:width="2.021cm" svg:height="1.92cm" svg:x="6.583cm" svg:y="5.756cm">
          <draw:text-box>
            <text:p text:style-name="P6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8" draw:text-style-name="P8" draw:layer="layout" svg:width="0.282cm" svg:height="1.236cm" svg:x="7.419cm" svg:y="6.56cm">
          <draw:text-box>
            <text:p/>
          </draw:text-box>
        </draw:frame>
        <draw:g>
          <draw:path draw:style-name="gr4" draw:text-style-name="P4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4.95cm" svg:viewBox="0 0 499 500" draw:points="0,500 499,500 499,0 0,0">
            <text:p/>
          </draw:polygon>
          <draw:polygon draw:style-name="gr5" draw:text-style-name="P1" draw:layer="layout" svg:width="0.498cm" svg:height="0.499cm" svg:x="10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6.428cm" svg:viewBox="0 0 499 500" draw:points="0,500 499,500 499,0 0,0">
            <text:p/>
          </draw:polygon>
          <draw:polygon draw:style-name="gr5" draw:text-style-name="P1" draw:layer="layout" svg:width="0.498cm" svg:height="0.499cm" svg:x="10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0.098cm" svg:y="7.928cm" svg:viewBox="0 0 499 500" draw:points="0,500 499,500 499,0 0,0">
            <text:p/>
          </draw:polygon>
          <draw:polygon draw:style-name="gr5" draw:text-style-name="P1" draw:layer="layout" svg:width="0.498cm" svg:height="0.499cm" svg:x="10.098cm" svg:y="7.928cm" svg:viewBox="0 0 499 500" draw:points="0,500 499,500 499,0 0,0">
            <text:p/>
          </draw:polygon>
        </draw:g>
        <draw:path draw:style-name="gr5" draw:text-style-name="P1" draw:layer="layout" svg:width="0.436cm" svg:height="6.499cm" svg:x="12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1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8" draw:text-style-name="P8" draw:layer="layout" svg:width="5.59cm" svg:height="1.236cm" draw:transform="rotate (1.5707963267949) translate (3.847cm 8.272cm)">
          <draw:text-box>
            <text:p/>
          </draw:text-box>
        </draw:frame>
        <draw:frame draw:style-name="gr8" draw:text-style-name="P8" draw:layer="layout" svg:width="5.59cm" svg:height="1.236cm" draw:transform="rotate (1.5707963267949) translate (3.847cm 8.272cm)">
          <draw:text-box>
            <text:p/>
          </draw:text-box>
        </draw:frame>
        <draw:frame draw:style-name="gr9" draw:text-style-name="P8" draw:layer="layout" svg:width="0.017cm" svg:height="1.236cm" svg:x="7.748cm" svg:y="9.463cm">
          <draw:text-box>
            <text:p/>
          </draw:text-box>
        </draw:frame>
        <draw:g>
          <draw:polygon draw:style-name="gr4" draw:text-style-name="P4" draw:layer="layout" svg:width="0.074cm" svg:height="0.399cm" svg:x="9.904cm" svg:y="6.443cm" svg:viewBox="0 0 75 400" draw:points="74,0 0,0 0,400 75,400">
            <text:p/>
          </draw:polygon>
          <draw:polygon draw:style-name="gr5" draw:text-style-name="P1" draw:layer="layout" svg:width="0.074cm" svg:height="0.399cm" svg:x="9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9.3957640167688cm 2.46654274042339cm)" svg:viewBox="0 0 1467 1727" draw:points="0,1679 57,1727 1467,48 1408,0">
            <text:p/>
          </draw:polygon>
          <draw:path draw:style-name="gr5" draw:text-style-name="P1" draw:layer="layout" svg:width="1.466cm" svg:height="1.726cm" draw:transform="skewX (-0.0162315620435473) rotate (0.0160570291183478) translate (9.5331001744672cm 2.32021993321937cm)" svg:viewBox="0 0 1467 1727" svg:d="M1366 49l58 50M41 1628l59 49M11 1689l1409-1680M0 1679l57 48 1410-1679-59-48">
            <text:p/>
          </draw:path>
        </draw:g>
        <draw:polygon draw:style-name="gr4" draw:text-style-name="P4" draw:layer="layout" svg:width="16.261cm" svg:height="0.198cm" svg:x="5.147cm" svg:y="11.39cm" svg:viewBox="0 0 16262 199" draw:points="0,199 16262,199 16262,0 0,0">
          <text:p/>
        </draw:polygon>
        <draw:g>
          <draw:polygon draw:style-name="gr4" draw:text-style-name="P4" draw:layer="layout" svg:width="1.498cm" svg:height="0.024cm" svg:x="7.227cm" svg:y="10.715cm" svg:viewBox="0 0 1499 25" draw:points="0,25 1499,25 1499,0 0,0">
            <text:p/>
          </draw:polygon>
          <draw:polygon draw:style-name="gr5" draw:text-style-name="P1" draw:layer="layout" svg:width="1.498cm" svg:height="0.024cm" svg:x="7.227cm" svg:y="10.715cm" svg:viewBox="0 0 1499 25" draw:points="0,25 1499,25 1499,0 0,0">
            <text:p/>
          </draw:polygon>
        </draw:g>
        <draw:frame draw:style-name="gr10" draw:text-style-name="P8" draw:layer="layout" svg:width="0.277cm" svg:height="1.219cm" svg:x="7.541cm" svg:y="10.31cm">
          <draw:text-box>
            <text:p/>
          </draw:text-box>
        </draw:frame>
        <draw:g>
          <draw:polygon draw:style-name="gr4" draw:text-style-name="P4" draw:layer="layout" svg:width="1.498cm" svg:height="0.024cm" svg:x="8.727cm" svg:y="10.715cm" svg:viewBox="0 0 1499 25" draw:points="0,25 1499,25 1499,0 0,0">
            <text:p/>
          </draw:polygon>
          <draw:polygon draw:style-name="gr5" draw:text-style-name="P1" draw:layer="layout" svg:width="1.498cm" svg:height="0.024cm" svg:x="8.727cm" svg:y="10.715cm" svg:viewBox="0 0 1499 25" draw:points="0,25 1499,25 1499,0 0,0">
            <text:p/>
          </draw:polygon>
        </draw:g>
        <draw:frame draw:style-name="gr8" draw:text-style-name="P8" draw:layer="layout" svg:width="0.282cm" svg:height="1.236cm" svg:x="12.688cm" svg:y="10.369cm">
          <draw:text-box>
            <text:p/>
          </draw:text-box>
        </draw:frame>
        <draw:frame draw:style-name="gr8" draw:text-style-name="P8" draw:layer="layout" svg:width="0.282cm" svg:height="1.236cm" svg:x="12.582cm" svg:y="10.369cm">
          <draw:text-box>
            <text:p/>
          </draw:text-box>
        </draw:frame>
        <draw:frame draw:style-name="gr8" draw:text-style-name="P8" draw:layer="layout" svg:width="0.282cm" svg:height="1.236cm" svg:x="16.512cm" svg:y="11.343cm">
          <draw:text-box>
            <text:p/>
          </draw:text-box>
        </draw:frame>
        <draw:frame draw:style-name="gr11" draw:text-style-name="P10" draw:layer="layout" svg:width="2.05cm" svg:height="0.613cm" svg:x="7.51cm" svg:y="11.097cm">
          <draw:text-box>
            <text:p text:style-name="P9"><text:span text:style-name="T2">Marshall</text:span></text:p>
          </draw:text-box>
        </draw:frame>
        <draw:frame draw:style-name="gr12" draw:text-style-name="P12" draw:layer="layout" svg:width="1.563cm" svg:height="0.656cm" svg:x="10.621cm" svg:y="3.557cm">
          <draw:text-box>
            <text:p text:style-name="P11"><text:span text:style-name="T3">Scoreboard</text:span></text:p>
          </draw:text-box>
        </draw:frame>
        <draw:frame draw:style-name="gr11" draw:text-style-name="P10" draw:layer="layout" svg:width="1.5cm" svg:height="0.613cm" svg:x="4.5cm" svg:y="7.683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416cm" svg:height="0.481cm" svg:x="12.334cm" svg:y="10.044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1" draw:layer="layout" svg:width="0.416cm" svg:height="0.481cm" svg:x="12.334cm" svg:y="10.044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5" draw:text-style-name="P1" draw:layer="layout" svg:width="0.416cm" svg:height="0.481cm" draw:transform="rotate (0.576307719008528) translate (12.640267523898cm 11.0192720277673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frame draw:style-name="gr11" draw:text-style-name="P13" draw:layer="layout" svg:width="2.1cm" svg:height="0.613cm" svg:x="11.502cm" svg:y="10.626cm">
          <draw:text-box>
            <text:p text:style-name="P11"><text:span text:style-name="T4">Speakers</text:span></text:p>
          </draw:text-box>
        </draw:frame>
        <draw:g>
          <draw:path draw:style-name="gr4" draw:text-style-name="P4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1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8" draw:text-style-name="P8" draw:layer="layout" svg:width="1.775cm" svg:height="1.236cm" draw:transform="rotate (1.5707963267949) translate (3.847cm 6.022cm)">
          <draw:text-box>
            <text:p/>
          </draw:text-box>
        </draw:frame>
        <draw:frame draw:style-name="gr8" draw:text-style-name="P8" draw:layer="layout" svg:width="0.282cm" svg:height="1.236cm" draw:transform="rotate (1.5707963267949) translate (7.197cm 9.574cm)">
          <draw:text-box>
            <text:p/>
          </draw:text-box>
        </draw:frame>
        <draw:frame draw:style-name="gr13" draw:text-style-name="P7" draw:layer="layout" svg:width="0.664cm" svg:height="0.71cm" svg:x="7.55cm" svg:y="12.832cm">
          <draw:text-box>
            <text:p text:style-name="P6"><text:span text:style-name="T5">5</text:span></text:p>
          </draw:text-box>
        </draw:frame>
        <draw:frame draw:style-name="gr11" draw:text-style-name="P10" draw:layer="layout" svg:width="1.5cm" svg:height="0.613cm" svg:x="12.585cm" svg:y="14.644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4" draw:text-style-name="P12" draw:layer="layout" svg:width="2.271cm" svg:height="1.235cm" svg:x="5.042cm" svg:y="3.897cm">
          <draw:text-box>
            <text:p text:style-name="P11"><text:span text:style-name="T3">Attempt Board</text:span></text:p>
          </draw:text-box>
        </draw:frame>
        <draw:custom-shape draw:style-name="gr15" draw:text-style-name="P14" draw:layer="layout" svg:width="0.8cm" svg:height="0.1cm" draw:transform="rotate (1.19747039979331) translate (5.386cm 5.7cm)">
          <text:p/>
          <draw:enhanced-geometry svg:viewBox="0 0 21600 21600" draw:type="rectangle" draw:enhanced-path="M 0 0 L 21600 0 21600 21600 0 21600 0 0 Z N"/>
        </draw:custom-shape>
        <draw:g draw:style-name="gr16">
          <draw:g>
            <draw:polygon draw:style-name="gr4" draw:text-style-name="P4" draw:layer="layout" svg:width="1.498cm" svg:height="1.248cm" svg:x="16.888cm" svg:y="12.94cm" svg:viewBox="0 0 1499 1249" draw:points="0,1249 1499,1249 1499,0 0,0">
              <text:p/>
            </draw:polygon>
            <draw:polygon draw:style-name="gr5" draw:text-style-name="P1" draw:layer="layout" svg:width="1.498cm" svg:height="1.248cm" svg:x="16.888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6.888cm" svg:y="15.889cm" svg:viewBox="0 0 1499 1249" draw:points="0,1249 1499,1249 1499,0 0,0">
              <text:p/>
            </draw:polygon>
            <draw:polygon draw:style-name="gr5" draw:text-style-name="P1" draw:layer="layout" svg:width="1.498cm" svg:height="1.248cm" svg:x="16.888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6.76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6.763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7.13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7.138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8.01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8.013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8.38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8.388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6.70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6.706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08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7.081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95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7.956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8.332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8.332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148cm" svg:height="0.131cm" svg:x="16.661cm" svg:y="14.851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1" draw:layer="layout" svg:width="0.148cm" svg:height="0.134cm" svg:x="16.661cm" svg:y="14.851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17" draw:text-style-name="P13" draw:layer="layout" svg:width="1.901cm" svg:height="1.548cm" svg:x="16.839cm" svg:y="12.846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6.84cm" svg:y="15.847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 draw:style-name="gr16">
          <draw:g>
            <draw:polygon draw:style-name="gr4" draw:text-style-name="P4" draw:layer="layout" svg:width="1.498cm" svg:height="1.248cm" svg:x="11.681cm" svg:y="12.951cm" svg:viewBox="0 0 1499 1249" draw:points="0,1249 1499,1249 1499,0 0,0">
              <text:p/>
            </draw:polygon>
            <draw:polygon draw:style-name="gr5" draw:text-style-name="P1" draw:layer="layout" svg:width="1.498cm" svg:height="1.248cm" svg:x="11.681cm" svg:y="12.951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2.289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11.722cm" svg:y="15.879cm" svg:viewBox="0 0 1499 1249" draw:points="0,1249 1499,1249 1499,0 0,0">
              <text:p/>
            </draw:polygon>
            <draw:polygon draw:style-name="gr5" draw:text-style-name="P1" draw:layer="layout" svg:width="1.498cm" svg:height="1.248cm" svg:x="11.722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1.59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11.597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11.97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11.972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2.84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2.847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3.22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3.222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11.49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1.499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1.87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1.874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2.74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2.749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3.125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3.125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1.619cm" svg:y="12.941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1.677cm" svg:y="15.82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olygon draw:style-name="gr4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  <draw:polygon draw:style-name="gr18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1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9" draw:text-style-name="P16" draw:layer="measurelines" svg:x1="6.604cm" svg:y1="6.356cm" svg:x2="8.604cm" svg:y2="6.356cm">
          <text:p text:style-name="P15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20" draw:text-style-name="P17" draw:layer="layout" svg:width="0.502cm" svg:height="0.57cm" svg:x="10.338cm" svg:y="5.02cm">
          <draw:text-box>
            <text:p><text:span text:style-name="T6"><text:measure text:kind="unit"/></text:span><text:span text:style-name="T6"><text:measure text:kind="unit"/></text:span></text:p>
          </draw:text-box>
        </draw:frame>
        <draw:measure draw:style-name="gr21" draw:text-style-name="P16" draw:layer="measurelines" svg:x1="8.604cm" svg:y1="6.356cm" svg:x2="10.604cm" svg:y2="6.356cm">
          <text:p text:style-name="P15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22" draw:text-style-name="P16" draw:layer="measurelines" svg:x1="10.604cm" svg:y1="6.334cm" svg:x2="12.104cm" svg:y2="6.334cm">
          <text:p text:style-name="P15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11" draw:text-style-name="P18" draw:layer="layout" svg:width="1.638cm" svg:height="0.613cm" svg:x="8.492cm" svg:y="6.015cm">
          <draw:text-box>
            <text:p text:style-name="P9"><text:span text:style-name="T7">Countdown</text:span></text:p>
          </draw:text-box>
        </draw:frame>
        <draw:measure draw:style-name="gr23" draw:text-style-name="P16" draw:layer="measurelines" svg:x1="5.104cm" svg:y1="6.356cm" svg:x2="6.604cm" svg:y2="6.356cm">
          <text:p text:style-name="P15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24" draw:text-style-name="P16" draw:layer="measurelines" svg:x1="10.786cm" svg:y1="8.184cm" svg:x2="10.786cm" svg:y2="6.684cm">
          <text:p text:style-name="P15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g draw:style-name="gr16">
          <draw:g>
            <draw:polygon draw:style-name="gr4" draw:text-style-name="P4" draw:layer="layout" svg:width="1.498cm" svg:height="1.248cm" svg:x="19.447cm" svg:y="12.94cm" svg:viewBox="0 0 1499 1249" draw:points="0,1249 1499,1249 1499,0 0,0">
              <text:p/>
            </draw:polygon>
            <draw:polygon draw:style-name="gr5" draw:text-style-name="P1" draw:layer="layout" svg:width="1.498cm" svg:height="1.248cm" svg:x="19.447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9.447cm" svg:y="15.889cm" svg:viewBox="0 0 1499 1249" draw:points="0,1249 1499,1249 1499,0 0,0">
              <text:p/>
            </draw:polygon>
            <draw:polygon draw:style-name="gr5" draw:text-style-name="P1" draw:layer="layout" svg:width="1.498cm" svg:height="1.248cm" svg:x="19.447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9.32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9.322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9.69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9.697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20.57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20.572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20.94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20.947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9.26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9.265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9.64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9.64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20.51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20.515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20.89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20.891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9.398cm" svg:y="12.846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19.399cm" svg:y="15.847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g>
          <draw:path draw:style-name="gr4" draw:text-style-name="P4" draw:layer="layout" svg:width="0.248cm" svg:height="0.249cm" draw:transform="rotate (1.5707963267949) translate (20.871cm 4.954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1" draw:layer="layout" svg:width="0.248cm" svg:height="0.249cm" draw:transform="rotate (1.5707963267949) translate (20.871cm 4.954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20.871cm 4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20.871cm 4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6cm 5.179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20.496cm 5.179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20.872cm 5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20.872cm 5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7cm 6.079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20.497cm 6.079cm)" svg:viewBox="0 0 900 500" draw:points="0,0 0,499 900,500 900,0">
            <text:p/>
          </draw:polygon>
        </draw:g>
        <draw:custom-shape draw:style-name="gr25" draw:text-style-name="P14" draw:layer="layout" svg:width="0.501cm" svg:height="0.059cm" draw:transform="rotate (-1.5688764646177) translate (5.462cm 11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1.5cm" svg:height="0.613cm" svg:x="16.074cm" svg:y="14.644cm">
          <draw:text-box>
            <text:p text:style-name="P9"><text:span text:style-name="T2">Chalk</text:span></text:p>
          </draw:text-box>
        </draw:frame>
        <draw:custom-shape draw:style-name="gr26" draw:text-style-name="P14" draw:layer="layout" svg:width="0.5cm" svg:height="0.059cm" draw:transform="rotate (-1.5688764646177) translate (5.462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499cm" svg:height="0.059cm" draw:transform="rotate (-1.5688764646177) translate (5.462cm 12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8.043cm" svg:y="11.08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1.5707963267949) translate (8.062cm 11.367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8" draw:text-style-name="P4" draw:layer="layout" svg:width="1.23cm" svg:height="0.499cm" svg:x="7.189cm" svg:y="11.231cm" svg:viewBox="0 0 1231 500" draw:points="0,0 0,499 1231,500 1231,0">
          <text:p/>
        </draw:polygon>
        <draw:path draw:style-name="gr4" draw:text-style-name="P4" draw:layer="layout" svg:width="0.188cm" svg:height="0.215cm" svg:x="8.191cm" svg:y="11.319cm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1" draw:layer="layout" svg:width="0.188cm" svg:height="0.215cm" draw:transform="rotate (-3.13740386338501) translate (8.27750747392287cm 11.5344586455915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7" draw:text-style-name="P19" draw:layer="layout" svg:width="0.781cm" svg:height="0.613cm" svg:x="11.425cm" svg:y="7.001cm">
          <draw:text-box>
            <text:p text:style-name="P9"><text:span text:style-name="T7">Jury</text:span></text:p>
          </draw:text-box>
        </draw:frame>
        <draw:frame draw:style-name="gr11" draw:text-style-name="P18" draw:layer="measurelines" svg:width="1.638cm" svg:height="0.613cm" svg:x="9.807cm" svg:y="6.113cm">
          <draw:text-box>
            <text:p text:style-name="P9"><text:span text:style-name="T7">Video</text:span></text:p>
          </draw:text-box>
        </draw:frame>
        <draw:frame draw:style-name="gr11" draw:text-style-name="P12" draw:layer="layout" svg:width="2.249cm" svg:height="0.613cm" svg:x="19.875cm" svg:y="5.267cm">
          <draw:text-box>
            <text:p text:style-name="P11"><text:span text:style-name="T7">Secretary</text:span></text:p>
          </draw:text-box>
        </draw:frame>
        <draw:custom-shape draw:style-name="gr25" draw:text-style-name="P14" draw:layer="layout" svg:width="0.501cm" svg:height="0.059cm" draw:transform="rotate (3.13496040243221) translate (17.976cm 10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5cm" svg:height="0.059cm" draw:transform="rotate (3.13496040243221) translate (17.475cm 10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499cm" svg:height="0.059cm" draw:transform="rotate (3.13496040243221) translate (16.975cm 10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6">
          <draw:g>
            <draw:path draw:style-name="gr4" draw:text-style-name="P4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16">
            <draw:g draw:style-name="gr16">
              <draw:g>
  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16">
              <draw:g>
  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1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</draw:g>
        <draw:polygon draw:style-name="gr18" draw:text-style-name="P4" draw:layer="layout" svg:width="1.393cm" svg:height="0.499cm" svg:x="6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10" draw:layer="layout" svg:width="1.594cm" svg:height="0.613cm" svg:x="6.747cm" svg:y="9.58cm">
          <draw:text-box>
            <text:p text:style-name="P9"><text:span text:style-name="T2">Timekeeper</text:span></text:p>
          </draw:text-box>
        </draw:frame>
        <draw:frame draw:style-name="gr28" draw:text-style-name="P10" draw:layer="layout" svg:width="1.493cm" svg:height="0.802cm" svg:x="5.493cm" svg:y="9.07cm">
          <draw:text-box>
            <text:p text:style-name="P9"><text:span text:style-name="T2">Announcer</text:span></text:p>
          </draw:text-box>
        </draw:frame>
        <draw:custom-shape draw:style-name="gr2" draw:text-style-name="P2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8" draw:text-style-name="P4" draw:layer="layout" svg:width="1.393cm" svg:height="0.499cm" svg:x="8.365cm" svg:y="9.247cm" svg:viewBox="0 0 1394 500" draw:points="0,0 0,499 1394,500 1394,0">
          <text:p/>
        </draw:polygon>
        <draw:frame draw:style-name="gr29" draw:text-style-name="P12" draw:layer="layout" svg:width="1.546cm" svg:height="0.613cm" svg:x="5.399cm" svg:y="11.405cm">
          <draw:text-box>
            <text:p text:style-name="P11"><text:span text:style-name="T3">Scoreboard</text:span></text:p>
          </draw:text-box>
        </draw:frame>
        <draw:frame draw:style-name="gr30" draw:text-style-name="P12" draw:layer="layout" svg:width="1.451cm" svg:height="0.613cm" svg:x="5.439cm" svg:y="11.917cm">
          <draw:text-box>
            <text:p text:style-name="P11"><text:span text:style-name="T3">Live Video</text:span></text:p>
          </draw:text-box>
        </draw:frame>
        <draw:frame draw:style-name="gr30" draw:text-style-name="P12" draw:layer="layout" svg:width="1.062cm" svg:height="0.613cm" svg:x="5.439cm" svg:y="12.41cm">
          <draw:text-box>
            <text:p text:style-name="P11"><text:span text:style-name="T3">Attempt</text:span></text:p>
          </draw:text-box>
        </draw:frame>
        <draw:g>
          <draw:path draw:style-name="gr4" draw:text-style-name="P4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31" draw:text-style-name="P21" draw:layer="measurelines" svg:x1="5.085cm" svg:y1="2.558cm" svg:x2="21.082cm" svg:y2="2.602cm">
          <text:p text:style-name="P20"><text:span text:style-name="T8"><text:s/></text:span><text:span text:style-name="T8">32</text:span><text:span text:style-name="T8"><text:measure text:kind="unit">m</text:measure></text:span><text:span text:style-name="T8"><text:measure text:kind="gap"/></text:span></text:p>
        </draw:measure>
        <draw:g>
          <draw:path draw:style-name="gr32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4</text:span></text:p>
          </draw:path>
          <draw:path draw:style-name="gr32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9</text:span></text:p>
          </draw:path>
          <draw:path draw:style-name="gr32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7</text:span></text:p>
          </draw:path>
          <draw:path draw:style-name="gr32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2</text:span></text:p>
          </draw:path>
          <draw:path draw:style-name="gr32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6</text:span></text:p>
          </draw:path>
          <draw:path draw:style-name="gr32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8</text:span></text:p>
          </draw:path>
          <draw:path draw:style-name="gr32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9">10</text:span></text:p>
          </draw:path>
          <draw:path draw:style-name="gr32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1</text:span></text:p>
          </draw:path>
          <draw:path draw:style-name="gr32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2</text:span></text:p>
          </draw:path>
          <draw:path draw:style-name="gr32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5</text:span></text:p>
          </draw:path>
          <draw:path draw:style-name="gr32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</text:span></text:p>
          </draw:path>
          <draw:path draw:style-name="gr32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3</text:span></text:p>
          </draw:path>
        </draw:g>
        <draw:g draw:style-name="gr16">
          <draw:g>
            <draw:polygon draw:style-name="gr4" draw:text-style-name="P4" draw:layer="layout" svg:width="1.498cm" svg:height="1.248cm" svg:x="14.419cm" svg:y="15.905cm" svg:viewBox="0 0 1499 1249" draw:points="0,1249 1499,1249 1499,0 0,0">
              <text:p/>
            </draw:polygon>
            <draw:polygon draw:style-name="gr5" draw:text-style-name="P1" draw:layer="layout" svg:width="1.498cm" svg:height="1.248cm" svg:x="14.419cm" svg:y="15.905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5.027cm" svg:y="16.226cm">
            <draw:text-box>
              <text:p/>
            </draw:text-box>
          </draw:frame>
          <draw:g>
            <draw:path draw:style-name="gr4" draw:text-style-name="P4" draw:layer="layout" svg:width="0.248cm" svg:height="0.249cm" svg:x="14.29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4.294cm" svg:y="17.53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4.66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4.669cm" svg:y="17.53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5.54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5.544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5.91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5.919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148cm" svg:height="0.131cm" svg:x="13.98cm" svg:y="14.852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1" draw:layer="layout" svg:width="0.148cm" svg:height="0.134cm" svg:x="13.98cm" svg:y="14.852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17" draw:text-style-name="P13" draw:layer="layout" svg:width="1.901cm" svg:height="1.548cm" svg:x="14.36cm" svg:y="15.849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g>
            <draw:polygon draw:style-name="gr4" draw:text-style-name="P4" draw:layer="layout" svg:width="1.498cm" svg:height="1.248cm" svg:x="14.323cm" svg:y="12.924cm" svg:viewBox="0 0 1499 1249" draw:points="0,1249 1499,1249 1499,0 0,0">
              <text:p/>
            </draw:polygon>
            <draw:polygon draw:style-name="gr5" draw:text-style-name="P1" draw:layer="layout" svg:width="1.498cm" svg:height="1.248cm" svg:x="14.323cm" svg:y="12.924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14.931cm" svg:y="13.244cm">
            <draw:text-box>
              <text:p/>
            </draw:text-box>
          </draw:frame>
          <draw:g>
            <draw:path draw:style-name="gr4" draw:text-style-name="P4" draw:layer="layout" svg:width="0.248cm" svg:height="0.248cm" svg:x="14.14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4.141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4.516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14.516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5.39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5.391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5.767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5.767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14.261cm" svg:y="12.91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frame draw:style-name="gr11" draw:text-style-name="P12" draw:layer="layout" svg:width="2.249cm" svg:height="0.613cm" svg:x="19.875cm" svg:y="5.267cm">
          <draw:text-box>
            <text:p text:style-name="P11"><text:span text:style-name="T7">Secretary</text:span></text:p>
          </draw:text-box>
        </draw:frame>
        <draw:g draw:style-name="gr16">
          <draw:g>
            <draw:polygon draw:style-name="gr4" draw:text-style-name="P4" draw:layer="layout" svg:width="1.498cm" svg:height="1.248cm" svg:x="9.1cm" svg:y="12.951cm" svg:viewBox="0 0 1499 1249" draw:points="0,1249 1499,1249 1499,0 0,0">
              <text:p/>
            </draw:polygon>
            <draw:polygon draw:style-name="gr5" draw:text-style-name="P1" draw:layer="layout" svg:width="1.498cm" svg:height="1.248cm" svg:x="9.1cm" svg:y="12.951cm" svg:viewBox="0 0 1499 1249" draw:points="0,1249 1499,1249 1499,0 0,0">
              <text:p/>
            </draw:polygon>
          </draw:g>
          <draw:frame draw:style-name="gr8" draw:text-style-name="P8" draw:layer="layout" svg:width="0.282cm" svg:height="1.236cm" svg:x="9.708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9.141cm" svg:y="15.879cm" svg:viewBox="0 0 1499 1249" draw:points="0,1249 1499,1249 1499,0 0,0">
              <text:p/>
            </draw:polygon>
            <draw:polygon draw:style-name="gr5" draw:text-style-name="P1" draw:layer="layout" svg:width="1.498cm" svg:height="1.248cm" svg:x="9.141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9.01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9.016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9.39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9cm" svg:height="0.249cm" svg:x="9.391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26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0.266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64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1" draw:layer="layout" svg:width="0.248cm" svg:height="0.249cm" svg:x="10.641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8.91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8.918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9.293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9cm" svg:height="0.248cm" svg:x="9.293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0.16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0.168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0.54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1" draw:layer="layout" svg:width="0.248cm" svg:height="0.248cm" svg:x="10.544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17" draw:text-style-name="P13" draw:layer="layout" svg:width="1.901cm" svg:height="1.548cm" svg:x="9.038cm" svg:y="12.941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  <draw:frame draw:style-name="gr17" draw:text-style-name="P13" draw:layer="layout" svg:width="1.901cm" svg:height="1.548cm" svg:x="9.096cm" svg:y="15.824cm">
            <draw:text-box>
              <text:p text:style-name="P11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  </draw:text-box>
          </draw:frame>
        </draw:g>
        <draw:path draw:style-name="gr33" draw:text-style-name="P24" draw:layer="With Display Replication" svg:width="0.499cm" svg:height="0.499cm" svg:x="7.501cm" svg:y="11.16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2</text:span></text:p>
        </draw:path>
        <draw:path draw:style-name="gr33" draw:text-style-name="P24" draw:layer="With Display Replication" svg:width="0.499cm" svg:height="0.499cm" svg:x="19.926cm" svg:y="4.85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4</text:span></text:p>
        </draw:path>
        <draw:path draw:style-name="gr33" draw:text-style-name="P24" draw:layer="With Display Replication" svg:width="0.499cm" svg:height="0.499cm" svg:x="9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3</text:span></text:p>
        </draw:path>
        <draw:path draw:style-name="gr33" draw:text-style-name="P24" draw:layer="With Display Replication" svg:width="0.499cm" svg:height="0.499cm" svg:x="6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1</text:span></text:p>
        </draw:path>
        <draw:path draw:style-name="gr34" draw:text-style-name="P25" draw:layer="With Display Replication" svg:width="0.499cm" svg:height="0.499cm" svg:x="5.68cm" svg:y="4.52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34" draw:text-style-name="P25" draw:layer="With Display Replication" svg:width="0.499cm" svg:height="0.499cm" svg:x="12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S</text:span></text:p>
        </draw:path>
        <draw:path draw:style-name="gr33" draw:text-style-name="P24" draw:layer="With Display Replication" svg:width="0.499cm" svg:height="0.47cm" svg:x="11.329cm" svg:y="7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9">5</text:span></text:p>
        </draw:path>
        <draw:path draw:style-name="gr33" draw:text-style-name="P24" draw:layer="With Display Replication" svg:width="0.499cm" svg:height="0.499cm" svg:x="10.759cm" svg:y="5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V</text:span></text:p>
        </draw:path>
        <draw:path draw:style-name="gr34" draw:text-style-name="P25" draw:layer="With Display Replication" svg:width="0.499cm" svg:height="0.499cm" svg:x="4.814cm" svg:y="12.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33" draw:text-style-name="P24" draw:layer="With Display Replication" svg:width="0.499cm" svg:height="0.499cm" svg:x="7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T</text:span></text:p>
        </draw:path>
        <draw:path draw:style-name="gr34" draw:text-style-name="P25" draw:layer="With Display Replication" svg:width="0.499cm" svg:height="0.499cm" svg:x="4.814cm" svg:y="11.4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S</text:span></text:p>
        </draw:path>
        <draw:path draw:style-name="gr34" draw:text-style-name="P25" draw:layer="With Display Replication" svg:width="0.499cm" svg:height="0.499cm" svg:x="17.508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S</text:span></text:p>
        </draw:path>
        <draw:path draw:style-name="gr34" draw:text-style-name="P25" draw:layer="With Display Replication" svg:width="0.499cm" svg:height="0.499cm" svg:x="16.481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34" draw:text-style-name="P25" draw:layer="With Display Replication" svg:width="0.499cm" svg:height="0.499cm" svg:x="4.814cm" svg:y="11.9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V</text:span></text:p>
        </draw:path>
        <draw:path draw:style-name="gr34" draw:text-style-name="P25" draw:layer="With Display Replication" svg:width="0.499cm" svg:height="0.499cm" svg:x="17.012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V</text:span></text:p>
        </draw:path>
        <draw:measure draw:style-name="gr35" draw:text-style-name="P21" draw:layer="measurelines" svg:x1="3.405cm" svg:y1="2.13cm" svg:x2="3.405cm" svg:y2="10.63cm">
          <text:p text:style-name="P20"><text:span text:style-name="T10"><text:tab/></text:span><text:span text:style-name="T10">17m</text:span></text:p>
        </draw:measure>
      </draw:page>
      <draw:page draw:name="page2" draw:style-name="dp1" draw:master-page-name="Default">
        <draw:frame draw:style-name="gr1" draw:text-style-name="P1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2" draw:text-style-name="P2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  <draw:polygon draw:style-name="gr5" draw:text-style-name="P1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</draw:g>
        <draw:frame draw:style-name="gr1" draw:text-style-name="P1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6" draw:text-style-name="P5" draw:layer="layout" svg:width="1.999cm" svg:height="1.999cm" svg:x="9.604cm" svg:y="5.756cm" svg:viewBox="0 0 2000 2000" draw:points="0,2000 2000,2000 2000,0 0,0">
            <text:p/>
          </draw:polygon>
          <draw:polygon draw:style-name="gr5" draw:text-style-name="P1" draw:layer="layout" svg:width="1.999cm" svg:height="1.999cm" svg:x="9.604cm" svg:y="5.756cm" svg:viewBox="0 0 2000 2000" draw:points="0,2000 2000,2000 2000,0 0,0">
            <text:p/>
          </draw:polygon>
        </draw:g>
        <draw:frame draw:style-name="gr7" draw:text-style-name="P7" draw:layer="layout" svg:width="2.021cm" svg:height="1.92cm" svg:x="9.583cm" svg:y="5.756cm">
          <draw:text-box>
            <text:p text:style-name="P6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8" draw:text-style-name="P8" draw:layer="layout" svg:width="0.282cm" svg:height="1.236cm" svg:x="10.419cm" svg:y="6.56cm">
          <draw:text-box>
            <text:p/>
          </draw:text-box>
        </draw:frame>
        <draw:g>
          <draw:path draw:style-name="gr4" draw:text-style-name="P4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4.95cm" svg:viewBox="0 0 499 500" draw:points="0,500 499,500 499,0 0,0">
            <text:p/>
          </draw:polygon>
          <draw:polygon draw:style-name="gr5" draw:text-style-name="P1" draw:layer="layout" svg:width="0.498cm" svg:height="0.499cm" svg:x="13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1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6.428cm" svg:viewBox="0 0 499 500" draw:points="0,500 499,500 499,0 0,0">
            <text:p/>
          </draw:polygon>
          <draw:polygon draw:style-name="gr5" draw:text-style-name="P1" draw:layer="layout" svg:width="0.498cm" svg:height="0.499cm" svg:x="13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3.098cm" svg:y="7.928cm" svg:viewBox="0 0 499 500" draw:points="0,500 499,500 499,0 0,0">
            <text:p/>
          </draw:polygon>
          <draw:polygon draw:style-name="gr5" draw:text-style-name="P1" draw:layer="layout" svg:width="0.498cm" svg:height="0.499cm" svg:x="13.098cm" svg:y="7.928cm" svg:viewBox="0 0 499 500" draw:points="0,500 499,500 499,0 0,0">
            <text:p/>
          </draw:polygon>
        </draw:g>
        <draw:path draw:style-name="gr5" draw:text-style-name="P1" draw:layer="layout" svg:width="0.436cm" svg:height="6.499cm" svg:x="15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1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9" draw:text-style-name="P8" draw:layer="layout" svg:width="0.017cm" svg:height="1.236cm" svg:x="11.748cm" svg:y="9.463cm">
          <draw:text-box>
            <text:p/>
          </draw:text-box>
        </draw:frame>
        <draw:g>
          <draw:polygon draw:style-name="gr4" draw:text-style-name="P4" draw:layer="layout" svg:width="0.074cm" svg:height="0.399cm" svg:x="12.904cm" svg:y="6.443cm" svg:viewBox="0 0 75 400" draw:points="74,0 0,0 0,400 75,400">
            <text:p/>
          </draw:polygon>
          <draw:polygon draw:style-name="gr5" draw:text-style-name="P1" draw:layer="layout" svg:width="0.074cm" svg:height="0.399cm" svg:x="12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13.3957640167688cm 2.46654274042339cm)" svg:viewBox="0 0 1467 1727" draw:points="0,1679 57,1727 1467,48 1408,0">
            <text:p/>
          </draw:polygon>
          <draw:path draw:style-name="gr5" draw:text-style-name="P1" draw:layer="layout" svg:width="1.466cm" svg:height="1.726cm" draw:transform="skewX (-0.0162315620435473) rotate (0.0160570291183478) translate (13.5331001744672cm 2.32021993321937cm)" svg:viewBox="0 0 1467 1727" svg:d="M1366 49l58 50M41 1628l59 49M11 1689l1409-1680M0 1679l57 48 1410-1679-59-48">
            <text:p/>
          </draw:path>
        </draw:g>
        <draw:g draw:style-name="gr16">
          <draw:g>
            <draw:polygon draw:style-name="gr4" draw:text-style-name="P4" draw:layer="layout" svg:width="1.498cm" svg:height="0.024cm" draw:transform="rotate (1.5707963267949) translate (9.117cm 8.36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8.36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6.86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6.86cm)" svg:viewBox="0 0 1499 25" draw:points="0,25 1499,25 1499,0 0,0">
              <text:p/>
            </draw:polygon>
          </draw:g>
        </draw:g>
        <draw:frame draw:style-name="gr12" draw:text-style-name="P12" draw:layer="layout" svg:width="1.563cm" svg:height="0.656cm" svg:x="13.621cm" svg:y="3.557cm">
          <draw:text-box>
            <text:p text:style-name="P11"><text:span text:style-name="T3">Scoreboard</text:span></text:p>
          </draw:text-box>
        </draw:frame>
        <draw:frame draw:style-name="gr11" draw:text-style-name="P10" draw:layer="layout" svg:width="1.5cm" svg:height="0.613cm" svg:x="9.382cm" svg:y="7.987cm">
          <draw:text-box>
            <text:p text:style-name="P9"><text:span text:style-name="T2">Chalk</text:span></text:p>
          </draw:text-box>
        </draw:frame>
        <draw:g>
          <draw:path draw:style-name="gr4" draw:text-style-name="P4" draw:layer="layout" svg:width="0.416cm" svg:height="0.481cm" svg:x="13.555cm" svg:y="9.978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1" draw:layer="layout" svg:width="0.416cm" svg:height="0.481cm" svg:x="13.555cm" svg:y="9.978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path draw:style-name="gr5" draw:text-style-name="P1" draw:layer="layout" svg:width="0.416cm" svg:height="0.481cm" draw:transform="rotate (-1.88547919092947) translate (9.01325027709294cm 10.0976559383838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<text:p/>
        </draw:path>
        <draw:g>
          <draw:path draw:style-name="gr4" draw:text-style-name="P4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1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8" draw:text-style-name="P8" draw:layer="layout" svg:width="0.282cm" svg:height="1.236cm" draw:transform="rotate (1.5707963267949) translate (10.197cm 9.574cm)">
          <draw:text-box>
            <text:p/>
          </draw:text-box>
        </draw:frame>
        <draw:frame draw:style-name="gr13" draw:text-style-name="P7" draw:layer="layout" svg:width="0.664cm" svg:height="0.71cm" svg:x="7.55cm" svg:y="12.832cm">
          <draw:text-box>
            <text:p text:style-name="P6"><text:span text:style-name="T5">5</text:span></text:p>
          </draw:text-box>
        </draw:frame>
        <draw:g>
          <draw:path draw:style-name="gr4" draw:text-style-name="P4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12" draw:layer="layout" svg:width="2.271cm" svg:height="0.613cm" svg:x="9.742cm" svg:y="4.555cm">
          <draw:text-box>
            <text:p text:style-name="P11"><text:span text:style-name="T3">Attempt</text:span></text:p>
          </draw:text-box>
        </draw:frame>
        <draw:custom-shape draw:style-name="gr15" draw:text-style-name="P14" draw:layer="layout" svg:width="0.8cm" svg:height="0.1cm" draw:transform="rotate (1.19747039979331) translate (9.386cm 5.6cm)">
          <text:p/>
          <draw:enhanced-geometry svg:viewBox="0 0 21600 21600" draw:type="rectangle" draw:enhanced-path="M 0 0 L 21600 0 21600 21600 0 21600 0 0 Z N"/>
        </draw:custom-shape>
        <draw:g>
          <draw:polygon draw:style-name="gr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  <draw:polygon draw:style-name="gr18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1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36" draw:text-style-name="P16" draw:layer="measurelines" svg:x1="9.604cm" svg:y1="6.356cm" svg:x2="11.604cm" svg:y2="6.356cm">
          <text:p text:style-name="P15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20" draw:text-style-name="P17" draw:layer="layout" svg:width="0.502cm" svg:height="0.57cm" svg:x="13.338cm" svg:y="5.02cm">
          <draw:text-box>
            <text:p><text:span text:style-name="T6"><text:measure text:kind="unit"/></text:span><text:span text:style-name="T6"><text:measure text:kind="unit"/></text:span></text:p>
          </draw:text-box>
        </draw:frame>
        <draw:measure draw:style-name="gr37" draw:text-style-name="P16" draw:layer="measurelines" svg:x1="11.604cm" svg:y1="6.356cm" svg:x2="13.604cm" svg:y2="6.356cm">
          <text:p text:style-name="P15"><text:span text:style-name="T6"><text:measure text:kind="gap"/></text:span><text:span text:style-name="T6"><text:measure text:kind="value">4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38" draw:text-style-name="P16" draw:layer="measurelines" svg:x1="13.604cm" svg:y1="6.334cm" svg:x2="15.104cm" svg:y2="6.334cm">
          <text:p text:style-name="P15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frame draw:style-name="gr11" draw:text-style-name="P18" draw:layer="layout" svg:width="1.638cm" svg:height="0.613cm" svg:x="11.492cm" svg:y="6.015cm">
          <draw:text-box>
            <text:p text:style-name="P9"><text:span text:style-name="T7">Countdown</text:span></text:p>
          </draw:text-box>
        </draw:frame>
        <draw:measure draw:style-name="gr39" draw:text-style-name="P16" draw:layer="measurelines" svg:x1="9.124cm" svg:y1="7.136cm" svg:x2="9.624cm" svg:y2="7.136cm">
          <text:p text:style-name="P15"><text:span text:style-name="T6"><text:measure text:kind="gap"/></text:span><text:span text:style-name="T6"><text:measure text:kind="value">1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measure draw:style-name="gr40" draw:text-style-name="P16" draw:layer="measurelines" svg:x1="13.786cm" svg:y1="8.184cm" svg:x2="13.786cm" svg:y2="6.684cm">
          <text:p text:style-name="P15"><text:span text:style-name="T6"><text:measure text:kind="gap"/></text:span><text:span text:style-name="T6"><text:measure text:kind="value">3</text:measure></text:span><text:span text:style-name="T6"><text:s/></text:span><text:span text:style-name="T6"><text:measure text:kind="unit">m</text:measure></text:span><text:span text:style-name="T6"><text:measure text:kind="gap"/></text:span></text:p>
        </draw:measure>
        <draw:g>
          <draw:path draw:style-name="gr4" draw:text-style-name="P4" draw:layer="layout" svg:width="0.248cm" svg:height="0.249cm" draw:transform="rotate (1.5707963267949) translate (15.002cm 7.997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1" draw:layer="layout" svg:width="0.248cm" svg:height="0.249cm" draw:transform="rotate (1.5707963267949) translate (15.002cm 7.997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15.002cm 7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15.002cm 7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7cm 8.222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14.627cm 8.222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15.003cm 8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1" draw:layer="layout" svg:width="0.249cm" svg:height="0.249cm" draw:transform="rotate (1.5707963267949) translate (15.003cm 8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8cm 9.122cm)" svg:viewBox="0 0 900 500" draw:points="0,0 0,499 900,500 900,0">
            <text:p/>
          </draw:polygon>
          <draw:polygon draw:style-name="gr5" draw:text-style-name="P1" draw:layer="layout" svg:width="0.899cm" svg:height="0.499cm" draw:transform="rotate (1.5707963267949) translate (14.628cm 9.122cm)" svg:viewBox="0 0 900 500" draw:points="0,0 0,499 900,500 900,0">
            <text:p/>
          </draw:polygon>
        </draw:g>
        <draw:custom-shape draw:style-name="gr25" draw:text-style-name="P14" draw:layer="layout" svg:width="0.501cm" svg:height="0.059cm" draw:transform="rotate (-1.5688764646177) translate (5.253cm 8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5cm" svg:height="0.059cm" draw:transform="rotate (-1.5688764646177) translate (5.253cm 8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1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frame draw:style-name="gr27" draw:text-style-name="P19" draw:layer="layout" svg:width="0.781cm" svg:height="0.613cm" svg:x="13.925cm" svg:y="6.201cm">
          <draw:text-box>
            <text:p text:style-name="P9"><text:span text:style-name="T7">Jury</text:span></text:p>
          </draw:text-box>
        </draw:frame>
        <draw:frame draw:style-name="gr11" draw:text-style-name="P18" draw:layer="measurelines" svg:width="1.638cm" svg:height="0.613cm" svg:x="12.907cm" svg:y="7.313cm">
          <draw:text-box>
            <text:p text:style-name="P9"><text:span text:style-name="T7">Video</text:span></text:p>
          </draw:text-box>
        </draw:frame>
        <draw:g draw:style-name="gr16">
          <draw:g>
            <draw:path draw:style-name="gr4" draw:text-style-name="P4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1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polygon draw:style-name="gr18" draw:text-style-name="P4" draw:layer="layout" svg:width="1.393cm" svg:height="0.499cm" svg:x="9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10" draw:layer="layout" svg:width="1.594cm" svg:height="0.613cm" svg:x="9.82cm" svg:y="9.858cm">
          <draw:text-box>
            <text:p text:style-name="P9"><text:span text:style-name="T2">Timekeeper</text:span></text:p>
          </draw:text-box>
        </draw:frame>
        <draw:frame draw:style-name="gr28" draw:text-style-name="P10" draw:layer="layout" svg:width="1.493cm" svg:height="0.802cm" svg:x="8.911cm" svg:y="9.493cm">
          <draw:text-box>
            <text:p text:style-name="P9"><text:span text:style-name="T2">Announcer</text:span></text:p>
          </draw:text-box>
        </draw:frame>
        <draw:custom-shape draw:style-name="gr2" draw:text-style-name="P2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8" draw:text-style-name="P4" draw:layer="layout" svg:width="1.393cm" svg:height="0.499cm" svg:x="11.36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41" draw:text-style-name="P13" draw:layer="layout" svg:width="1.594cm" svg:height="0.833cm" svg:x="12.286cm" svg:y="9.172cm">
          <draw:text-box>
            <text:p text:style-name="P26"><text:span text:style-name="T2">Main Computer</text:span></text:p>
          </draw:text-box>
        </draw:frame>
        <draw:frame draw:style-name="gr29" draw:text-style-name="P12" draw:layer="layout" svg:width="1.546cm" svg:height="0.613cm" svg:x="5.19cm" svg:y="8.294cm">
          <draw:text-box>
            <text:p text:style-name="P11"><text:span text:style-name="T3">Scoreboard</text:span></text:p>
          </draw:text-box>
        </draw:frame>
        <draw:frame draw:style-name="gr30" draw:text-style-name="P12" draw:layer="layout" svg:width="1.062cm" svg:height="0.613cm" svg:x="5.23cm" svg:y="8.806cm">
          <draw:text-box>
            <text:p text:style-name="P11"><text:span text:style-name="T3">Live</text:span></text:p>
          </draw:text-box>
        </draw:frame>
        <draw:g>
          <draw:path draw:style-name="gr4" draw:text-style-name="P4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42" draw:text-style-name="P21" draw:layer="measurelines" svg:x1="5.085cm" svg:y1="2.558cm" svg:x2="21.082cm" svg:y2="2.602cm">
          <text:p text:style-name="P20"><text:span text:style-name="T8"><text:s/></text:span><text:span text:style-name="T8">32</text:span><text:span text:style-name="T8"><text:measure text:kind="unit">m</text:measure></text:span><text:span text:style-name="T8"><text:measure text:kind="gap"/></text:span></text:p>
        </draw:measure>
        <draw:g>
          <draw:path draw:style-name="gr32" draw:text-style-name="P23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4</text:span></text:p>
          </draw:path>
          <draw:path draw:style-name="gr32" draw:text-style-name="P23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9</text:span></text:p>
          </draw:path>
          <draw:path draw:style-name="gr32" draw:text-style-name="P23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7</text:span></text:p>
          </draw:path>
          <draw:path draw:style-name="gr32" draw:text-style-name="P23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2</text:span></text:p>
          </draw:path>
          <draw:path draw:style-name="gr32" draw:text-style-name="P23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6</text:span></text:p>
          </draw:path>
          <draw:path draw:style-name="gr32" draw:text-style-name="P23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8</text:span></text:p>
          </draw:path>
          <draw:path draw:style-name="gr32" draw:text-style-name="P23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2"><text:span text:style-name="T9">10</text:span></text:p>
          </draw:path>
          <draw:path draw:style-name="gr32" draw:text-style-name="P23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1</text:span></text:p>
          </draw:path>
          <draw:path draw:style-name="gr32" draw:text-style-name="P23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2</text:span></text:p>
          </draw:path>
          <draw:path draw:style-name="gr32" draw:text-style-name="P23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5</text:span></text:p>
          </draw:path>
          <draw:path draw:style-name="gr32" draw:text-style-name="P23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1</text:span></text:p>
          </draw:path>
          <draw:path draw:style-name="gr32" draw:text-style-name="P23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2"><text:span text:style-name="T9">3</text:span></text:p>
          </draw:path>
        </draw:g>
        <draw:frame draw:style-name="gr11" draw:text-style-name="P12" draw:layer="layout" svg:width="1.332cm" svg:height="0.613cm" svg:x="14.151cm" svg:y="8.521cm">
          <draw:text-box>
            <text:p text:style-name="P11"><text:span text:style-name="T7">Secretary</text:span></text:p>
          </draw:text-box>
        </draw:frame>
        <draw:g>
          <draw:path draw:style-name="gr4" draw:text-style-name="P4" draw:layer="layout" svg:width="0.298cm" svg:height="0.261cm" draw:transform="rotate (-3.14159265358979) translate (6.104cm 10.09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1" draw:layer="layout" svg:width="0.298cm" svg:height="0.261cm" draw:transform="rotate (1.5707963267949) translate (5.824cm 10.11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43" draw:text-style-name="P1" draw:layer="layout" svg:width="0cm" svg:height="0cm" svg:x="4.506cm" svg:y="9.822cm" svg:viewBox="0 0 0 0" draw:points="0,0">
          <text:p/>
        </draw:polygon>
        <draw:frame draw:style-name="gr11" draw:text-style-name="P10" draw:layer="layout" svg:width="2.05cm" svg:height="0.613cm" svg:x="4.976cm" svg:y="8.951cm">
          <draw:text-box>
            <text:p text:style-name="P9"><text:span text:style-name="T2">Marshal</text:span></text:p>
          </draw:text-box>
        </draw:frame>
        <draw:g>
          <draw:path draw:style-name="gr4" draw:text-style-name="P4" draw:layer="layout" svg:width="0.298cm" svg:height="0.261cm" draw:transform="rotate (-3.14159265358979) translate (6.769cm 10.0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1" draw:layer="layout" svg:width="0.298cm" svg:height="0.261cm" draw:transform="rotate (1.5707963267949) translate (6.489cm 10.08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18" draw:text-style-name="P4" draw:layer="layout" svg:width="1.23cm" svg:height="0.499cm" draw:transform="rotate (-3.14159265358979) translate (6.847cm 9.922cm)" svg:viewBox="0 0 1231 500" draw:points="1231,0 1231,499 0,500 0,0">
          <text:p/>
        </draw:polygon>
        <draw:path draw:style-name="gr4" draw:text-style-name="P4" draw:layer="layout" svg:width="0.188cm" svg:height="0.215cm" draw:transform="rotate (-3.14159265358979) translate (6.807cm 9.834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5" draw:text-style-name="P1" draw:layer="layout" svg:width="0.188cm" svg:height="0.215cm" draw:transform="rotate (-0.0052359877559838) translate (6.51568348673868cm 9.61765082577025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33" draw:text-style-name="P24" draw:layer="With Display Replication" svg:width="0.499cm" svg:height="0.499cm" svg:x="5.753cm" svg:y="9.40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4</text:span></text:p>
        </draw:path>
        <draw:path draw:style-name="gr33" draw:text-style-name="P24" draw:layer="With Display Replication" svg:width="0.499cm" svg:height="0.499cm" svg:x="14.057cm" svg:y="7.8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7</text:span></text:p>
        </draw:path>
        <draw:path draw:style-name="gr33" draw:text-style-name="P24" draw:layer="With Display Replication" svg:width="0.499cm" svg:height="0.499cm" svg:x="12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5</text:span></text:p>
        </draw:path>
        <draw:path draw:style-name="gr33" draw:text-style-name="P24" draw:layer="With Display Replication" svg:width="0.499cm" svg:height="0.499cm" svg:x="9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2</text:span></text:p>
        </draw:path>
        <draw:path draw:style-name="gr34" draw:text-style-name="P25" draw:layer="With Display Replication" svg:width="0.499cm" svg:height="0.499cm" svg:x="9.257cm" svg:y="4.0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</text:span></text:p>
        </draw:path>
        <draw:path draw:style-name="gr34" draw:text-style-name="P25" draw:layer="With Display Replication" svg:width="0.499cm" svg:height="0.499cm" svg:x="15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S</text:span></text:p>
        </draw:path>
        <draw:path draw:style-name="gr33" draw:text-style-name="P24" draw:layer="With Display Replication" svg:width="0.499cm" svg:height="0.47cm" svg:x="14.129cm" svg:y="5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2"><text:span text:style-name="T9">6</text:span></text:p>
        </draw:path>
        <draw:path draw:style-name="gr33" draw:text-style-name="P24" draw:layer="With Display Replication" svg:width="0.499cm" svg:height="0.499cm" svg:x="13.759cm" svg:y="7.0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L</text:span></text:p>
        </draw:path>
        <draw:path draw:style-name="gr33" draw:text-style-name="P24" draw:layer="With Display Replication" svg:width="0.499cm" svg:height="0.499cm" svg:x="12.027cm" svg:y="8.70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1</text:span></text:p>
        </draw:path>
        <draw:path draw:style-name="gr33" draw:text-style-name="P24" draw:layer="With Display Replication" svg:width="0.499cm" svg:height="0.499cm" svg:x="10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3</text:span></text:p>
        </draw:path>
        <draw:g>
          <draw:path draw:style-name="gr4" draw:text-style-name="P4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1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path draw:style-name="gr33" draw:text-style-name="P24" draw:layer="With Display Replication" svg:width="0.499cm" svg:height="0.499cm" svg:x="11.456cm" svg:y="8.69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AS</text:span></text:p>
        </draw:path>
        <draw:frame draw:style-name="gr41" draw:text-style-name="P13" draw:layer="layout" svg:width="1.594cm" svg:height="0.833cm" svg:x="11.332cm" svg:y="9.599cm">
          <draw:text-box>
            <text:p text:style-name="P26"><text:span text:style-name="T2">Display</text:span><text:span text:style-name="T2"><text:line-break/></text:span><text:span text:style-name="T2">Source</text:span></text:p>
          </draw:text-box>
        </draw:frame>
        <draw:path draw:style-name="gr34" draw:text-style-name="P25" draw:layer="With Display Replication" svg:width="0.499cm" svg:height="0.499cm" svg:x="4.605cm" svg:y="8.32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S</text:span></text:p>
        </draw:path>
        <draw:path draw:style-name="gr34" draw:text-style-name="P25" draw:layer="With Display Replication" svg:width="0.499cm" svg:height="0.499cm" svg:x="4.605cm" svg:y="8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2"><text:span text:style-name="T9">L</text:span></text:p>
        </draw:path>
        <draw:g draw:style-name="gr16">
          <draw:g draw:style-name="gr16">
            <draw:g>
              <draw:path draw:style-name="gr4" draw:text-style-name="P4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16">
          <draw:g draw:style-name="gr16">
            <draw:g>
              <draw:path draw:style-name="gr4" draw:text-style-name="P4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16">
            <draw:g>
              <draw:path draw:style-name="gr4" draw:text-style-name="P4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1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olygon draw:style-name="gr4" draw:text-style-name="P4" draw:layer="layout" svg:width="1.498cm" svg:height="1.248cm" draw:transform="rotate (1.5707963267949) translate (7.456cm 6.012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56cm 6.012cm)" svg:viewBox="0 0 1499 1249" draw:points="0,1249 1499,1249 1499,0 0,0">
            <text:p/>
          </draw:polygon>
        </draw:g>
        <draw:frame draw:style-name="gr8" draw:text-style-name="P8" draw:layer="layout" svg:width="0.282cm" svg:height="1.236cm" draw:transform="rotate (1.5707963267949) translate (7.796cm 6.052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69cm 4.099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69cm 4.099cm)" svg:viewBox="0 0 1499 1249" draw:points="0,1249 1499,1249 1499,0 0,0">
            <text:p/>
          </draw:polygon>
        </draw:g>
        <draw:frame draw:style-name="gr8" draw:text-style-name="P8" draw:layer="layout" svg:width="0.282cm" svg:height="1.236cm" draw:transform="rotate (1.5707963267949) translate (7.769cm 3.41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29cm 8.026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7.429cm 8.026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72cm 6.063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72cm 5.993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85cm 4.099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85cm 4.099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45cm 8.026cm)" svg:viewBox="0 0 1499 1249" draw:points="0,1249 1499,1249 1499,0 0,0">
            <text:p/>
          </draw:polygon>
          <draw:polygon draw:style-name="gr5" draw:text-style-name="P1" draw:layer="layout" svg:width="1.498cm" svg:height="1.248cm" draw:transform="rotate (1.5707963267949) translate (5.445cm 8.026cm)" svg:viewBox="0 0 1499 1249" draw:points="0,1249 1499,1249 1499,0 0,0">
            <text:p/>
          </draw:polygon>
        </draw:g>
        <draw:measure draw:style-name="gr44" draw:text-style-name="P21" draw:layer="measurelines" svg:x1="3.804cm" svg:y1="2.13cm" svg:x2="3.804cm" svg:y2="10.63cm">
          <text:p text:style-name="P20"><text:span text:style-name="T10"><text:tab/></text:span><text:span text:style-name="T10">17m</text:span></text:p>
        </draw:measure>
        <draw:g draw:style-name="gr16">
          <draw:g>
            <draw:polygon draw:style-name="gr4" draw:text-style-name="P4" draw:layer="layout" svg:width="1.498cm" svg:height="0.024cm" draw:transform="rotate (1.5707963267949) translate (9.117cm 5.498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5.498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3.998cm)" svg:viewBox="0 0 1499 25" draw:points="0,25 1499,25 1499,0 0,0">
              <text:p/>
            </draw:polygon>
            <draw:polygon draw:style-name="gr5" draw:text-style-name="P1" draw:layer="layout" svg:width="1.498cm" svg:height="0.024cm" draw:transform="rotate (1.5707963267949) translate (9.117cm 3.998cm)" svg:viewBox="0 0 1499 25" draw:points="0,25 1499,25 1499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x Computers" draw:display="none" draw:protected="true"/>
      <draw:layer draw:name="With Display Replication"/>
      <draw:layer draw:name="Bottom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16:38:28.005000000</dc:date>
    <meta:generator>LibreOffice/7.5.0.3$Windows_X86_64 LibreOffice_project/c21113d003cd3efa8c53188764377a8272d9d6de</meta:generator>
    <meta:editing-duration>P1DT53M30S</meta:editing-duration>
    <meta:editing-cycles>22</meta:editing-cycles>
    <meta:print-date>2023-02-24T14:13:47.272000000</meta:print-date>
    <meta:document-statistic meta:object-count="1274"/>
  </office:meta>
</office:document-meta>
</file>